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GB"/>
    </style:style>
    <style:style style:name="P2" style:family="paragraph" style:parent-style-name="Heading_20_2">
      <style:text-properties fo:language="de" fo:country="DE"/>
    </style:style>
    <style:style style:name="P3" style:family="paragraph" style:parent-style-name="Heading_20_3">
      <style:text-properties fo:language="de" fo:country="DE" officeooo:rsid="000fba28" officeooo:paragraph-rsid="000fba28"/>
    </style:style>
    <style:style style:name="P4" style:family="paragraph" style:parent-style-name="Text_20_body">
      <style:text-properties fo:language="de" fo:country="DE" officeooo:rsid="000e9295" officeooo:paragraph-rsid="000e9295"/>
    </style:style>
    <style:style style:name="P5" style:family="paragraph" style:parent-style-name="Text_20_body">
      <style:text-properties fo:language="de" fo:country="DE" officeooo:rsid="000fba28" officeooo:paragraph-rsid="000fba28"/>
    </style:style>
    <style:style style:name="P6" style:family="paragraph" style:parent-style-name="Text_20_body">
      <style:text-properties fo:language="de" fo:country="DE" fo:font-weight="bold" officeooo:rsid="00119106" officeooo:paragraph-rsid="00119106" style:font-weight-asian="bold" style:font-weight-complex="bold"/>
    </style:style>
    <style:style style:name="P7" style:family="paragraph" style:parent-style-name="Text_20_body">
      <style:text-properties fo:language="de" fo:country="DE" fo:font-weight="normal" officeooo:rsid="00119106" officeooo:paragraph-rsid="00119106" style:font-weight-asian="normal" style:font-weight-complex="normal"/>
    </style:style>
    <style:style style:name="T1" style:family="text">
      <style:text-properties officeooo:rsid="000fba28"/>
    </style:style>
    <style:style style:name="T2" style:family="text">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factoring</text:h>
      <text:p text:style-name="P4">Bla</text:p>
      <text:h text:style-name="P2" text:outline-level="2">Code <text:span text:style-name="T2">Smell</text:span> 1 – <text:span text:style-name="T1">Menüdurchlauf mit Schleifen</text:span></text:h>
      <text:p text:style-name="P5">Um eine Menüstruktur auszubauen, mit welcher in und aus Untermenüs navigiert werden kann. Hierzu haben wir Abfrageschleifen erstellt. Diese Reagieren auf eine Benutzereingabe und öffnen das entsprechende Fenster. In diesem wurde eine weiter Schleife betreten welche der schleife des überliegenden Menüs gleicht. Da die Auswahlmöglichkeiten dem Menü mitgegeben wurden, hatte dieses sich selbst sowie seine Untermenüs zu verwalten. Diese Kopplung macht die gesamte Struktur schwerfälliger und kompliziert zu warten.</text:p>
      <text:p text:style-name="P6">UML-Diagramm</text:p>
      <text:p text:style-name="P7">Menü-Scheifen-UML.png</text:p>
      <text:p text:style-name="P6">Code-Abschnitt</text:p>
      <text:p text:style-name="P7">Schleife-GameLibrary.png</text:p>
      <text:p text:style-name="P7">Schleife-ManageAccount.png</text:p>
      <text:h text:style-name="P3" text:outline-level="3">Optimierung</text:h>
      <text:p text:style-name="P5">Bla</text:p>
      <text:h text:style-name="P2" text:outline-level="2">Code <text:span text:style-name="T2">Smell</text:span> 2 - &lt;Titel&gt;</text:h>
      <text:p text:style-name="P4">Bla</text:p>
      <text:h text:style-name="P3" text:outline-level="3">Optimierung</text:h>
      <text:p text:style-name="P4">Bla</text:p>
      <text:h text:style-name="P2" text:outline-level="2">Code <text:span text:style-name="T2">Smell</text:span> 3 - &lt;Titel&gt;</text:h>
      <text:p text:style-name="P4">Bl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9T17:01:14.851000000</dc:date>
    <meta:editing-duration>PT51M44S</meta:editing-duration>
    <meta:editing-cycles>3</meta:editing-cycles>
    <meta:generator>LibreOffice/7.4.2.3$Windows_X86_64 LibreOffice_project/382eef1f22670f7f4118c8c2dd222ec7ad009daf</meta:generator>
    <meta:document-statistic meta:table-count="0" meta:image-count="0" meta:object-count="0" meta:page-count="1" meta:paragraph-count="17" meta:word-count="98" meta:character-count="744" meta:non-whitespace-character-count="662"/>
  </office:meta>
</office:document-meta>
</file>